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075in"/>
    </style:style>
    <style:style style:name="co2" style:family="table-column">
      <style:table-column-properties fo:break-before="auto" style:column-width="1.514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ensemble_metrics_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average</text:p>
          </table:table-cell>
          <table:table-cell table:style-name="ce1" table:formula="of:=AVERAGE([.B3:.B32])" office:value-type="float" office:value="0.0244670925978166" calcext:value-type="float">
            <text:p>0.0244670925978166</text:p>
          </table:table-cell>
          <table:table-cell table:style-name="ce1" table:formula="of:=AVERAGE([.C3:.C32])" office:value-type="float" office:value="0.952107238769531" calcext:value-type="float">
            <text:p>0.952107238769531</text:p>
          </table:table-cell>
          <table:table-cell table:style-name="ce1" table:formula="of:=AVERAGE([.D3:.D32])" office:value-type="float" office:value="0.179001619579735" calcext:value-type="float">
            <text:p>0.179001619579735</text:p>
          </table:table-cell>
          <table:table-cell table:style-name="ce1" table:formula="of:=AVERAGE([.E3:.E32])" office:value-type="float" office:value="0.0290395727971015" calcext:value-type="float">
            <text:p>0.0290395727971015</text:p>
          </table:table-cell>
          <table:table-cell table:style-name="ce1" table:formula="of:=AVERAGE([.F3:.F32])" office:value-type="float" office:value="0.0458998199772156" calcext:value-type="float">
            <text:p>0.0458998199772156</text:p>
          </table:table-cell>
        </table:table-row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IoU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 Score</text:p>
          </table:table-cell>
        </table:table-row>
        <table:table-row table:style-name="ro1">
          <table:table-cell office:value-type="string" calcext:value-type="string">
            <text:p>20023150_patch_14.csv</text:p>
          </table:table-cell>
          <table:table-cell office:value-type="float" office:value="0.035787108318422" calcext:value-type="float">
            <text:p>0.035787108318422</text:p>
          </table:table-cell>
          <table:table-cell office:value-type="float" office:value="0.911609649658203" calcext:value-type="float">
            <text:p>0.911609649658203</text:p>
          </table:table-cell>
          <table:table-cell office:value-type="float" office:value="0.23516543614985" calcext:value-type="float">
            <text:p>0.23516543614985</text:p>
          </table:table-cell>
          <table:table-cell office:value-type="float" office:value="0.0405010831685033" calcext:value-type="float">
            <text:p>0.0405010831685033</text:p>
          </table:table-cell>
          <table:table-cell office:value-type="float" office:value="0.0691012815877225" calcext:value-type="float">
            <text:p>0.0691012815877225</text:p>
          </table:table-cell>
        </table:table-row>
        <table:table-row table:style-name="ro1">
          <table:table-cell office:value-type="string" calcext:value-type="string">
            <text:p>20023150_patch_6.csv</text:p>
          </table:table-cell>
          <table:table-cell office:value-type="float" office:value="0.0152423233444321" calcext:value-type="float">
            <text:p>0.0152423233444321</text:p>
          </table:table-cell>
          <table:table-cell office:value-type="float" office:value="0.898460388183594" calcext:value-type="float">
            <text:p>0.898460388183594</text:p>
          </table:table-cell>
          <table:table-cell office:value-type="float" office:value="0.259119496855346" calcext:value-type="float">
            <text:p>0.259119496855346</text:p>
          </table:table-cell>
          <table:table-cell office:value-type="float" office:value="0.0159368714219403" calcext:value-type="float">
            <text:p>0.0159368714219403</text:p>
          </table:table-cell>
          <table:table-cell office:value-type="float" office:value="0.0300269659645798" calcext:value-type="float">
            <text:p>0.0300269659645798</text:p>
          </table:table-cell>
        </table:table-row>
        <table:table-row table:style-name="ro1">
          <table:table-cell office:value-type="string" calcext:value-type="string">
            <text:p>19983102_patch_49.csv</text:p>
          </table:table-cell>
          <table:table-cell office:value-type="float" office:value="0" calcext:value-type="float">
            <text:p>0</text:p>
          </table:table-cell>
          <table:table-cell office:value-type="float" office:value="0.981430053710938" calcext:value-type="float">
            <text:p>0.98143005371093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106.csv</text:p>
          </table:table-cell>
          <table:table-cell office:value-type="float" office:value="0.00308780958507559" calcext:value-type="float">
            <text:p>0.00308780958507559</text:p>
          </table:table-cell>
          <table:table-cell office:value-type="float" office:value="0.940883636474609" calcext:value-type="float">
            <text:p>0.940883636474609</text:p>
          </table:table-cell>
          <table:table-cell office:value-type="float" office:value="0.475247524752475" calcext:value-type="float">
            <text:p>0.475247524752475</text:p>
          </table:table-cell>
          <table:table-cell office:value-type="float" office:value="0.00309837335398916" calcext:value-type="float">
            <text:p>0.00309837335398916</text:p>
          </table:table-cell>
          <table:table-cell office:value-type="float" office:value="0.00615660873468864" calcext:value-type="float">
            <text:p>0.00615660873468864</text:p>
          </table:table-cell>
        </table:table-row>
        <table:table-row table:style-name="ro1">
          <table:table-cell office:value-type="string" calcext:value-type="string">
            <text:p>19993110_patch_12.csv</text:p>
          </table:table-cell>
          <table:table-cell office:value-type="float" office:value="0.118451571622811" calcext:value-type="float">
            <text:p>0.118451571622811</text:p>
          </table:table-cell>
          <table:table-cell office:value-type="float" office:value="0.957954406738281" calcext:value-type="float">
            <text:p>0.957954406738281</text:p>
          </table:table-cell>
          <table:table-cell office:value-type="float" office:value="0.302368313597387" calcext:value-type="float">
            <text:p>0.302368313597387</text:p>
          </table:table-cell>
          <table:table-cell office:value-type="float" office:value="0.162998018930222" calcext:value-type="float">
            <text:p>0.162998018930222</text:p>
          </table:table-cell>
          <table:table-cell office:value-type="float" office:value="0.211813501144165" calcext:value-type="float">
            <text:p>0.211813501144165</text:p>
          </table:table-cell>
        </table:table-row>
        <table:table-row table:style-name="ro1">
          <table:table-cell office:value-type="string" calcext:value-type="string">
            <text:p>19993132_patch_99.csv</text:p>
          </table:table-cell>
          <table:table-cell office:value-type="float" office:value="0.0980361535157928" calcext:value-type="float">
            <text:p>0.0980361535157928</text:p>
          </table:table-cell>
          <table:table-cell office:value-type="float" office:value="0.911872863769531" calcext:value-type="float">
            <text:p>0.911872863769531</text:p>
          </table:table-cell>
          <table:table-cell office:value-type="float" office:value="0.568356722498868" calcext:value-type="float">
            <text:p>0.568356722498868</text:p>
          </table:table-cell>
          <table:table-cell office:value-type="float" office:value="0.105922551252847" calcext:value-type="float">
            <text:p>0.105922551252847</text:p>
          </table:table-cell>
          <table:table-cell office:value-type="float" office:value="0.178566349025743" calcext:value-type="float">
            <text:p>0.178566349025743</text:p>
          </table:table-cell>
        </table:table-row>
        <table:table-row table:style-name="ro1">
          <table:table-cell office:value-type="string" calcext:value-type="string">
            <text:p>20023150_patch_141.csv</text:p>
          </table:table-cell>
          <table:table-cell office:value-type="float" office:value="0.0455377729553777" calcext:value-type="float">
            <text:p>0.0455377729553777</text:p>
          </table:table-cell>
          <table:table-cell office:value-type="float" office:value="0.892620086669922" calcext:value-type="float">
            <text:p>0.892620086669922</text:p>
          </table:table-cell>
          <table:table-cell office:value-type="float" office:value="0.271862348178138" calcext:value-type="float">
            <text:p>0.271862348178138</text:p>
          </table:table-cell>
          <table:table-cell office:value-type="float" office:value="0.0518632940722147" calcext:value-type="float">
            <text:p>0.0518632940722147</text:p>
          </table:table-cell>
          <table:table-cell office:value-type="float" office:value="0.0871088049294633" calcext:value-type="float">
            <text:p>0.0871088049294633</text:p>
          </table:table-cell>
        </table:table-row>
        <table:table-row table:style-name="ro1">
          <table:table-cell office:value-type="string" calcext:value-type="string">
            <text:p>19993132_patch_62.csv</text:p>
          </table:table-cell>
          <table:table-cell office:value-type="float" office:value="0.0339021615472127" calcext:value-type="float">
            <text:p>0.0339021615472127</text:p>
          </table:table-cell>
          <table:table-cell office:value-type="float" office:value="0.919013977050781" calcext:value-type="float">
            <text:p>0.919013977050781</text:p>
          </table:table-cell>
          <table:table-cell office:value-type="float" office:value="0.35158093440302" calcext:value-type="float">
            <text:p>0.35158093440302</text:p>
          </table:table-cell>
          <table:table-cell office:value-type="float" office:value="0.036163293044027" calcext:value-type="float">
            <text:p>0.036163293044027</text:p>
          </table:table-cell>
          <table:table-cell office:value-type="float" office:value="0.065580985915493" calcext:value-type="float">
            <text:p>0.065580985915493</text:p>
          </table:table-cell>
        </table:table-row>
        <table:table-row table:style-name="ro1">
          <table:table-cell office:value-type="string" calcext:value-type="string">
            <text:p>19993109_patch_7.csv</text:p>
          </table:table-cell>
          <table:table-cell office:value-type="float" office:value="0.0100316789862724" calcext:value-type="float">
            <text:p>0.0100316789862724</text:p>
          </table:table-cell>
          <table:table-cell office:value-type="float" office:value="0.992847442626953" calcext:value-type="float">
            <text:p>0.992847442626953</text:p>
          </table:table-cell>
          <table:table-cell office:value-type="float" office:value="0.0913461538461538" calcext:value-type="float">
            <text:p>0.0913461538461538</text:p>
          </table:table-cell>
          <table:table-cell office:value-type="float" office:value="0.0111436950146628" calcext:value-type="float">
            <text:p>0.0111436950146628</text:p>
          </table:table-cell>
          <table:table-cell office:value-type="float" office:value="0.0198640878201777" calcext:value-type="float">
            <text:p>0.0198640878201777</text:p>
          </table:table-cell>
        </table:table-row>
        <table:table-row table:style-name="ro1">
          <table:table-cell office:value-type="string" calcext:value-type="string">
            <text:p>20023150_patch_148.csv</text:p>
          </table:table-cell>
          <table:table-cell office:value-type="float" office:value="0.0214668122043765" calcext:value-type="float">
            <text:p>0.0214668122043765</text:p>
          </table:table-cell>
          <table:table-cell office:value-type="float" office:value="0.928184509277344" calcext:value-type="float">
            <text:p>0.928184509277344</text:p>
          </table:table-cell>
          <table:table-cell office:value-type="float" office:value="0.26255562619199" calcext:value-type="float">
            <text:p>0.26255562619199</text:p>
          </table:table-cell>
          <table:table-cell office:value-type="float" office:value="0.0228441838597268" calcext:value-type="float">
            <text:p>0.0228441838597268</text:p>
          </table:table-cell>
          <table:table-cell office:value-type="float" office:value="0.0420313454101364" calcext:value-type="float">
            <text:p>0.0420313454101364</text:p>
          </table:table-cell>
        </table:table-row>
        <table:table-row table:style-name="ro1">
          <table:table-cell office:value-type="string" calcext:value-type="string">
            <text:p>19993132_patch_56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23150_patch_76.csv</text:p>
          </table:table-cell>
          <table:table-cell office:value-type="float" office:value="0.0039733676975945" calcext:value-type="float">
            <text:p>0.0039733676975945</text:p>
          </table:table-cell>
          <table:table-cell office:value-type="float" office:value="0.929237365722656" calcext:value-type="float">
            <text:p>0.929237365722656</text:p>
          </table:table-cell>
          <table:table-cell office:value-type="float" office:value="0.281368821292776" calcext:value-type="float">
            <text:p>0.281368821292776</text:p>
          </table:table-cell>
          <table:table-cell office:value-type="float" office:value="0.00401410360726878" calcext:value-type="float">
            <text:p>0.00401410360726878</text:p>
          </table:table-cell>
          <table:table-cell office:value-type="float" office:value="0.00791528505722537" calcext:value-type="float">
            <text:p>0.00791528505722537</text:p>
          </table:table-cell>
        </table:table-row>
        <table:table-row table:style-name="ro1">
          <table:table-cell office:value-type="string" calcext:value-type="string">
            <text:p>19993110_patch_14.csv</text:p>
          </table:table-cell>
          <table:table-cell office:value-type="float" office:value="0" calcext:value-type="float">
            <text:p>0</text:p>
          </table:table-cell>
          <table:table-cell office:value-type="float" office:value="0.997467041015625" calcext:value-type="float">
            <text:p>0.997467041015625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013122_patch_36.csv</text:p>
          </table:table-cell>
          <table:table-cell office:value-type="float" office:value="0.00116993272886809" calcext:value-type="float">
            <text:p>0.00116993272886809</text:p>
          </table:table-cell>
          <table:table-cell office:value-type="float" office:value="0.973945617675781" calcext:value-type="float">
            <text:p>0.973945617675781</text:p>
          </table:table-cell>
          <table:table-cell office:value-type="float" office:value="0.00293470286133529" calcext:value-type="float">
            <text:p>0.00293470286133529</text:p>
          </table:table-cell>
          <table:table-cell office:value-type="float" office:value="0.00194174757281553" calcext:value-type="float">
            <text:p>0.00194174757281553</text:p>
          </table:table-cell>
          <table:table-cell office:value-type="float" office:value="0.002337131171487" calcext:value-type="float">
            <text:p>0.002337131171487</text:p>
          </table:table-cell>
        </table:table-row>
        <table:table-row table:style-name="ro1">
          <table:table-cell office:value-type="string" calcext:value-type="string">
            <text:p>20023150_patch_86.csv</text:p>
          </table:table-cell>
          <table:table-cell office:value-type="float" office:value="0.0109737095116534" calcext:value-type="float">
            <text:p>0.0109737095116534</text:p>
          </table:table-cell>
          <table:table-cell office:value-type="float" office:value="0.886199951171875" calcext:value-type="float">
            <text:p>0.886199951171875</text:p>
          </table:table-cell>
          <table:table-cell office:value-type="float" office:value="0.263116057233704" calcext:value-type="float">
            <text:p>0.263116057233704</text:p>
          </table:table-cell>
          <table:table-cell office:value-type="float" office:value="0.01132165822958" calcext:value-type="float">
            <text:p>0.01132165822958</text:p>
          </table:table-cell>
          <table:table-cell office:value-type="float" office:value="0.0217091886928576" calcext:value-type="float">
            <text:p>0.0217091886928576</text:p>
          </table:table-cell>
        </table:table-row>
        <table:table-row table:style-name="ro1">
          <table:table-cell office:value-type="string" calcext:value-type="string">
            <text:p>19993109_patch_13.csv</text:p>
          </table:table-cell>
          <table:table-cell office:value-type="float" office:value="0.0846262341325811" calcext:value-type="float">
            <text:p>0.0846262341325811</text:p>
          </table:table-cell>
          <table:table-cell office:value-type="float" office:value="0.985145568847656" calcext:value-type="float">
            <text:p>0.985145568847656</text:p>
          </table:table-cell>
          <table:table-cell office:value-type="float" office:value="0.291026677445433" calcext:value-type="float">
            <text:p>0.291026677445433</text:p>
          </table:table-cell>
          <table:table-cell office:value-type="float" office:value="0.106603494225644" calcext:value-type="float">
            <text:p>0.106603494225644</text:p>
          </table:table-cell>
          <table:table-cell office:value-type="float" office:value="0.156046814044213" calcext:value-type="float">
            <text:p>0.156046814044213</text:p>
          </table:table-cell>
        </table:table-row>
        <table:table-row table:style-name="ro1">
          <table:table-cell office:value-type="string" calcext:value-type="string">
            <text:p>19983102_patch_36.csv</text:p>
          </table:table-cell>
          <table:table-cell office:value-type="float" office:value="0" calcext:value-type="float">
            <text:p>0</text:p>
          </table:table-cell>
          <table:table-cell office:value-type="float" office:value="0.976509094238281" calcext:value-type="float">
            <text:p>0.97650909423828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147.csv</text:p>
          </table:table-cell>
          <table:table-cell office:value-type="float" office:value="0.00980709128138808" calcext:value-type="float">
            <text:p>0.00980709128138808</text:p>
          </table:table-cell>
          <table:table-cell office:value-type="float" office:value="0.929901123046875" calcext:value-type="float">
            <text:p>0.929901123046875</text:p>
          </table:table-cell>
          <table:table-cell office:value-type="float" office:value="0.218487394957983" calcext:value-type="float">
            <text:p>0.218487394957983</text:p>
          </table:table-cell>
          <table:table-cell office:value-type="float" office:value="0.0101636231641258" calcext:value-type="float">
            <text:p>0.0101636231641258</text:p>
          </table:table-cell>
          <table:table-cell office:value-type="float" office:value="0.0194236926360726" calcext:value-type="float">
            <text:p>0.0194236926360726</text:p>
          </table:table-cell>
        </table:table-row>
        <table:table-row table:style-name="ro1">
          <table:table-cell office:value-type="string" calcext:value-type="string">
            <text:p>20023150_patch_32.csv</text:p>
          </table:table-cell>
          <table:table-cell office:value-type="float" office:value="0.00209158138492567" calcext:value-type="float">
            <text:p>0.00209158138492567</text:p>
          </table:table-cell>
          <table:table-cell office:value-type="float" office:value="0.949039459228516" calcext:value-type="float">
            <text:p>0.949039459228516</text:p>
          </table:table-cell>
          <table:table-cell office:value-type="float" office:value="0.210526315789474" calcext:value-type="float">
            <text:p>0.210526315789474</text:p>
          </table:table-cell>
          <table:table-cell office:value-type="float" office:value="0.00210811624755308" calcext:value-type="float">
            <text:p>0.00210811624755308</text:p>
          </table:table-cell>
          <table:table-cell office:value-type="float" office:value="0.00417443160641073" calcext:value-type="float">
            <text:p>0.00417443160641073</text:p>
          </table:table-cell>
        </table:table-row>
        <table:table-row table:style-name="ro1">
          <table:table-cell office:value-type="string" calcext:value-type="string">
            <text:p>20013122_patch_8.csv</text:p>
          </table:table-cell>
          <table:table-cell office:value-type="float" office:value="0.00566221357161816" calcext:value-type="float">
            <text:p>0.00566221357161816</text:p>
          </table:table-cell>
          <table:table-cell office:value-type="float" office:value="0.957126617431641" calcext:value-type="float">
            <text:p>0.957126617431641</text:p>
          </table:table-cell>
          <table:table-cell office:value-type="float" office:value="0.0210526315789474" calcext:value-type="float">
            <text:p>0.0210526315789474</text:p>
          </table:table-cell>
          <table:table-cell office:value-type="float" office:value="0.0076858412393419" calcext:value-type="float">
            <text:p>0.0076858412393419</text:p>
          </table:table-cell>
          <table:table-cell office:value-type="float" office:value="0.0112606668426146" calcext:value-type="float">
            <text:p>0.0112606668426146</text:p>
          </table:table-cell>
        </table:table-row>
        <table:table-row table:style-name="ro1">
          <table:table-cell office:value-type="string" calcext:value-type="string">
            <text:p>20023150_patch_134.csv</text:p>
          </table:table-cell>
          <table:table-cell office:value-type="float" office:value="0.0625386146770097" calcext:value-type="float">
            <text:p>0.0625386146770097</text:p>
          </table:table-cell>
          <table:table-cell office:value-type="float" office:value="0.89581298828125" calcext:value-type="float">
            <text:p>0.89581298828125</text:p>
          </table:table-cell>
          <table:table-cell office:value-type="float" office:value="0.336410635155096" calcext:value-type="float">
            <text:p>0.336410635155096</text:p>
          </table:table-cell>
          <table:table-cell office:value-type="float" office:value="0.0713390759592796" calcext:value-type="float">
            <text:p>0.0713390759592796</text:p>
          </table:table-cell>
          <table:table-cell office:value-type="float" office:value="0.117715467114614" calcext:value-type="float">
            <text:p>0.117715467114614</text:p>
          </table:table-cell>
        </table:table-row>
        <table:table-row table:style-name="ro1">
          <table:table-cell office:value-type="string" calcext:value-type="string">
            <text:p>19993110_patch_3.csv</text:p>
          </table:table-cell>
          <table:table-cell office:value-type="float" office:value="0" calcext:value-type="float">
            <text:p>0</text:p>
          </table:table-cell>
          <table:table-cell office:value-type="float" office:value="0.994213104248047" calcext:value-type="float">
            <text:p>0.994213104248047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10_patch_50.csv</text:p>
          </table:table-cell>
          <table:table-cell office:value-type="float" office:value="0" calcext:value-type="float">
            <text:p>0</text:p>
          </table:table-cell>
          <table:table-cell office:value-type="float" office:value="0.998855590820313" calcext:value-type="float">
            <text:p>0.998855590820313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93132_patch_63.csv</text:p>
          </table:table-cell>
          <table:table-cell office:value-type="float" office:value="0.0095468352860951" calcext:value-type="float">
            <text:p>0.0095468352860951</text:p>
          </table:table-cell>
          <table:table-cell office:value-type="float" office:value="0.939052581787109" calcext:value-type="float">
            <text:p>0.939052581787109</text:p>
          </table:table-cell>
          <table:table-cell office:value-type="float" office:value="0.178447276940904" calcext:value-type="float">
            <text:p>0.178447276940904</text:p>
          </table:table-cell>
          <table:table-cell office:value-type="float" office:value="0.00998573466476462" calcext:value-type="float">
            <text:p>0.00998573466476462</text:p>
          </table:table-cell>
          <table:table-cell office:value-type="float" office:value="0.0189131102241326" calcext:value-type="float">
            <text:p>0.0189131102241326</text:p>
          </table:table-cell>
        </table:table-row>
        <table:table-row table:style-name="ro1">
          <table:table-cell office:value-type="string" calcext:value-type="string">
            <text:p>19993110_patch_23.csv</text:p>
          </table:table-cell>
          <table:table-cell office:value-type="float" office:value="0.0283000581508044" calcext:value-type="float">
            <text:p>0.0283000581508044</text:p>
          </table:table-cell>
          <table:table-cell office:value-type="float" office:value="0.961753845214844" calcext:value-type="float">
            <text:p>0.961753845214844</text:p>
          </table:table-cell>
          <table:table-cell office:value-type="float" office:value="0.112049117421335" calcext:value-type="float">
            <text:p>0.112049117421335</text:p>
          </table:table-cell>
          <table:table-cell office:value-type="float" office:value="0.0364817591204398" calcext:value-type="float">
            <text:p>0.0364817591204398</text:p>
          </table:table-cell>
          <table:table-cell office:value-type="float" office:value="0.0550424128180961" calcext:value-type="float">
            <text:p>0.0550424128180961</text:p>
          </table:table-cell>
        </table:table-row>
        <table:table-row table:style-name="ro1">
          <table:table-cell office:value-type="string" calcext:value-type="string">
            <text:p>20013122_patch_60.csv</text:p>
          </table:table-cell>
          <table:table-cell office:value-type="float" office:value="0.00696517412935323" calcext:value-type="float">
            <text:p>0.00696517412935323</text:p>
          </table:table-cell>
          <table:table-cell office:value-type="float" office:value="0.988578796386719" calcext:value-type="float">
            <text:p>0.988578796386719</text:p>
          </table:table-cell>
          <table:table-cell office:value-type="float" office:value="0.0337078651685393" calcext:value-type="float">
            <text:p>0.0337078651685393</text:p>
          </table:table-cell>
          <table:table-cell office:value-type="float" office:value="0.00870285951098218" calcext:value-type="float">
            <text:p>0.00870285951098218</text:p>
          </table:table-cell>
          <table:table-cell office:value-type="float" office:value="0.0138339920948617" calcext:value-type="float">
            <text:p>0.0138339920948617</text:p>
          </table:table-cell>
        </table:table-row>
        <table:table-row table:style-name="ro1">
          <table:table-cell office:value-type="string" calcext:value-type="string">
            <text:p>19993109_patch_70.csv</text:p>
          </table:table-cell>
          <table:table-cell office:value-type="float" office:value="0.0773424190800681" calcext:value-type="float">
            <text:p>0.0773424190800681</text:p>
          </table:table-cell>
          <table:table-cell office:value-type="float" office:value="0.989669799804688" calcext:value-type="float">
            <text:p>0.989669799804688</text:p>
          </table:table-cell>
          <table:table-cell office:value-type="float" office:value="0.308843537414966" calcext:value-type="float">
            <text:p>0.308843537414966</text:p>
          </table:table-cell>
          <table:table-cell office:value-type="float" office:value="0.0935311083642357" calcext:value-type="float">
            <text:p>0.0935311083642357</text:p>
          </table:table-cell>
          <table:table-cell office:value-type="float" office:value="0.143580012650221" calcext:value-type="float">
            <text:p>0.143580012650221</text:p>
          </table:table-cell>
        </table:table-row>
        <table:table-row table:style-name="ro1">
          <table:table-cell office:value-type="string" calcext:value-type="string">
            <text:p>19993109_patch_31.csv</text:p>
          </table:table-cell>
          <table:table-cell office:value-type="float" office:value="0" calcext:value-type="float">
            <text:p>0</text:p>
          </table:table-cell>
          <table:table-cell office:value-type="float" office:value="0.997970581054688" calcext:value-type="float">
            <text:p>0.997970581054688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9983102_patch_35.csv</text:p>
          </table:table-cell>
          <table:table-cell office:value-type="float" office:value="0.00296052631578947" calcext:value-type="float">
            <text:p>0.00296052631578947</text:p>
          </table:table-cell>
          <table:table-cell office:value-type="float" office:value="0.988437652587891" calcext:value-type="float">
            <text:p>0.988437652587891</text:p>
          </table:table-cell>
          <table:table-cell office:value-type="float" office:value="0.0344827586206897" calcext:value-type="float">
            <text:p>0.0344827586206897</text:p>
          </table:table-cell>
          <table:table-cell office:value-type="float" office:value="0.00322812051649928" calcext:value-type="float">
            <text:p>0.00322812051649928</text:p>
          </table:table-cell>
          <table:table-cell office:value-type="float" office:value="0.00590357494260413" calcext:value-type="float">
            <text:p>0.00590357494260413</text:p>
          </table:table-cell>
        </table:table-row>
        <table:table-row table:style-name="ro1">
          <table:table-cell office:value-type="string" calcext:value-type="string">
            <text:p>20023150_patch_80.csv</text:p>
          </table:table-cell>
          <table:table-cell office:value-type="float" office:value="0.0465116279069767" calcext:value-type="float">
            <text:p>0.0465116279069767</text:p>
          </table:table-cell>
          <table:table-cell office:value-type="float" office:value="0.895210266113281" calcext:value-type="float">
            <text:p>0.895210266113281</text:p>
          </table:table-cell>
          <table:table-cell office:value-type="float" office:value="0.259992239037641" calcext:value-type="float">
            <text:p>0.259992239037641</text:p>
          </table:table-cell>
          <table:table-cell office:value-type="float" office:value="0.0536085773723796" calcext:value-type="float">
            <text:p>0.0536085773723796</text:p>
          </table:table-cell>
          <table:table-cell office:value-type="float" office:value="0.0888888888888889" calcext:value-type="float">
            <text:p>0.088888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4T17:50:24.698349656</dc:date>
    <meta:editing-duration>PT39S</meta:editing-duration>
    <meta:editing-cycles>1</meta:editing-cycles>
    <meta:document-statistic meta:table-count="1" meta:cell-count="192" meta:object-count="0"/>
    <meta:generator>LibreOffice/7.6.7.2$Linux_X86_64 LibreOffice_project/60$Build-2</meta:generator>
  </office:meta>
</office:document-meta>
</file>